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99" draw:textarea-horizontal-align="justify" draw:textarea-vertical-align="middle" draw:auto-grow-height="false" fo:min-height="2.392cm" fo:min-width="2.142cm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draw:marker-start-width="0.279cm" draw:marker-end="Rounded_20_large_20_Arrow" draw:marker-end-width="0.3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cc99" draw:opacity="100%" draw:textarea-horizontal-align="justify" draw:textarea-vertical-align="middle" draw:auto-grow-height="false" fo:min-height="1.991cm" fo:min-width="4.28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99ccff" draw:opacity="100%" draw:textarea-horizontal-align="justify" draw:textarea-vertical-align="middle" draw:auto-grow-height="false" fo:min-height="1.991cm" fo:min-width="4.28cm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draw:marker-start-width="0.279cm" draw:marker-end="Rounded_20_large_20_Arrow" draw:marker-end-width="0.379cm" draw:fill="none" draw:textarea-vertical-align="botto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ffff99" draw:textarea-horizontal-align="justify" draw:textarea-vertical-align="middle" draw:auto-grow-height="false" fo:min-height="2.392cm" fo:min-width="3.04cm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draw:marker-start-width="0.279cm" draw:marker-end="Rounded_20_large_20_Arrow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-color="#ffff99"/>
      <style:paragraph-properties fo:text-align="center"/>
      <style:text-properties fo:font-size="16pt" style:font-size-asian="16pt" style:font-size-complex="16pt"/>
    </style:style>
    <style:style style:name="P3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4" style:family="paragraph">
      <style:paragraph-properties fo:text-align="center"/>
      <style:text-properties fo:font-style="normal" style:font-style-asian="normal" style:font-style-complex="normal"/>
    </style:style>
    <style:style style:name="P5" style:family="paragraph">
      <loext:graphic-properties draw:fill-color="#ffcc99" draw:opacity="10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>
      <style:paragraph-properties fo:text-align="center"/>
      <style:text-properties fo:font-style="italic" style:font-style-asian="italic" style:font-style-complex="italic"/>
    </style:style>
    <style:style style:name="P7" style:family="paragraph">
      <loext:graphic-properties draw:fill-color="#99ccff" draw:opacity="100%"/>
      <style:paragraph-properties fo:text-align="center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8" style:family="paragraph">
      <style:paragraph-properties fo:text-align="center"/>
      <style:text-properties fo:font-size="16pt" style:font-size-asian="16pt" style:font-size-complex="16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size="16pt" fo:font-style="italic" fo:text-shadow="none" fo:font-weight="normal" style:font-size-asian="16pt" style:font-style-asian="italic" style:font-weight-asian="normal" style:font-size-complex="16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3.81cm" svg:height="3.81cm" svg:x="24.387cm" svg:y="4.575cm">
          <text:p text:style-name="P1"><text:span text:style-name="T1">256-Bit-</text:span></text:p>
          <text:p text:style-name="P1"><text:span text:style-name="T1">Schlüss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svg:x1="5.337cm" svg:y1="9.655cm" svg:x2="10.417cm" svg:y2="6.48cm" draw:start-shape="id1" draw:start-glue-point="10" draw:end-shape="id2" draw:end-glue-point="6" svg:d="M5337 9655h2541v-3175h2539" svg:viewBox="0 0 5081 3176">
          <text:p text:style-name="P1"><text:span text:style-name="T1"/></text:p>
        </draw:connector>
        <draw:custom-shape draw:style-name="gr3" draw:text-style-name="P5" xml:id="id4" draw:id="id4" draw:layer="layout" svg:width="5.08cm" svg:height="2.541cm" svg:x="16.767cm" svg:y="5.21cm">
          <text:p text:style-name="P4"><text:span text:style-name="T2">SHA-25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xml:id="id6" draw:id="id6" draw:layer="layout" svg:width="5.08cm" svg:height="2.541cm" svg:x="30.737cm" svg:y="5.21cm">
          <text:p text:style-name="P6"><text:span text:style-name="T3">KeyHold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7" draw:id="id7" draw:layer="layout" svg:width="5.08cm" svg:height="2.541cm" svg:x="23.752cm" svg:y="11.56cm">
          <text:p text:style-name="P4"><text:span text:style-name="T2">A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3.81cm" svg:height="3.81cm" svg:x="1.4cm" svg:y="1.4cm">
          <text:p text:style-name="P1"><text:span text:style-name="T1">NFC-Dat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3.81cm" svg:height="3.81cm" svg:x="1.527cm" svg:y="7.75cm">
          <text:p text:style-name="P1"><text:span text:style-name="T1">Passwo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3.81cm" svg:height="3.81cm" svg:x="10.417cm" svg:y="4.575cm">
          <text:p text:style-name="P1"><text:span text:style-name="T1">Kombinierte </text:span></text:p>
          <text:p text:style-name="P1"><text:span text:style-name="T1">Dat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line-skew="0.063cm" svg:x1="5.21cm" svg:y1="3.305cm" svg:x2="10.417cm" svg:y2="6.48cm" draw:start-shape="id3" draw:start-glue-point="10" draw:end-shape="id2" draw:end-glue-point="6" svg:d="M5210 3305h2667v3175h2540" svg:viewBox="0 0 5208 3176">
          <text:p text:style-name="P1"><text:span text:style-name="T1">kombinieren</text:span></text:p>
        </draw:connector>
        <draw:custom-shape draw:style-name="gr6" draw:text-style-name="P2" xml:id="id10" draw:id="id10" draw:layer="layout" svg:width="5.08cm" svg:height="3.81cm" svg:x="18.037cm" svg:y="17.91cm">
          <text:p text:style-name="P1"><text:span text:style-name="T1">Verschlüsselte</text:span></text:p>
          <text:p text:style-name="P1"><text:span text:style-name="T1">JSON-Date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svg:x1="14.227cm" svg:y1="6.48cm" svg:x2="16.767cm" svg:y2="6.48cm" draw:start-shape="id2" draw:start-glue-point="10" draw:end-shape="id4" draw:end-glue-point="3" svg:d="M14227 6480h2540" svg:viewBox="0 0 2541 1">
          <text:p/>
        </draw:connector>
        <draw:connector draw:style-name="gr2" draw:text-style-name="P3" draw:layer="layout" svg:x1="21.847cm" svg:y1="6.48cm" svg:x2="24.387cm" svg:y2="6.48cm" draw:start-shape="id4" draw:start-glue-point="1" draw:end-shape="id5" draw:end-glue-point="6" svg:d="M21847 6480h2540" svg:viewBox="0 0 2541 1">
          <text:p/>
        </draw:connector>
        <draw:connector draw:style-name="gr2" draw:text-style-name="P3" draw:layer="layout" svg:x1="28.197cm" svg:y1="6.48cm" svg:x2="30.737cm" svg:y2="6.48cm" draw:start-shape="id5" draw:start-glue-point="10" draw:end-shape="id6" draw:end-glue-point="3" svg:d="M28197 6480h2540" svg:viewBox="0 0 2541 1">
          <text:p/>
        </draw:connector>
        <draw:connector draw:style-name="gr2" draw:text-style-name="P3" draw:layer="layout" svg:x1="26.292cm" svg:y1="8.385cm" svg:x2="26.292cm" svg:y2="11.56cm" draw:start-shape="id5" draw:start-glue-point="8" draw:end-shape="id7" draw:end-glue-point="0" svg:d="M26292 8385v3175" svg:viewBox="0 0 1 3176">
          <text:p/>
        </draw:connector>
        <draw:custom-shape draw:style-name="gr6" draw:text-style-name="P2" xml:id="id8" draw:id="id8" draw:layer="layout" svg:width="5.08cm" svg:height="3.81cm" svg:x="29.467cm" svg:y="17.91cm">
          <text:p text:style-name="P1"><text:span text:style-name="T1">Entschlüsselte</text:span></text:p>
          <text:p text:style-name="P1"><text:span text:style-name="T1">JSON-Date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9" draw:id="id9" draw:layer="layout" svg:width="5.08cm" svg:height="3.81cm" svg:x="29.467cm" svg:y="24.26cm">
          <text:p text:style-name="P1"><text:span text:style-name="T1">JSON-Objekt-</text:span></text:p>
          <text:p text:style-name="P1"><text:span text:style-name="T1">Struktur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3" draw:layer="layout" svg:x1="32.007cm" svg:y1="21.72cm" svg:x2="32.007cm" svg:y2="24.26cm" draw:start-shape="id8" draw:start-glue-point="8" draw:end-shape="id9" svg:d="M32007 21720v2540" svg:viewBox="0 0 1 2541">
          <text:p text:style-name="P8">Parsen</text:p>
        </draw:connector>
        <draw:connector draw:style-name="gr7" draw:text-style-name="P9" draw:layer="layout" draw:type="curve" draw:line-skew="-2.766cm" svg:x1="20.577cm" svg:y1="17.91cm" svg:x2="32.007cm" svg:y2="17.91cm" draw:start-shape="id10" draw:start-glue-point="4" draw:end-shape="id8" draw:end-glue-point="4" svg:d="M20577 17910c0-4939 11430-4939 11430 0" svg:viewBox="0 0 11431 370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7.338cm" fo:page-height="29.46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3T10:48:25.560643586</meta:creation-date>
    <dc:date>2018-01-06T18:02:26.359385853</dc:date>
    <meta:editing-duration>PT1H11M25S</meta:editing-duration>
    <meta:editing-cycles>8</meta:editing-cycles>
    <meta:generator>LibreOffice/5.1.6.2$Linux_X86_64 LibreOffice_project/10m0$Build-2</meta:generator>
    <meta:document-statistic meta:object-count="18"/>
  </office:meta>
</office:document-meta>
</file>